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klabel.getCommen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CMklabel.getTypeCommand( Commandline c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CMklabe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getComment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label.setVOB( String v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getCommentFile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label.setRecurse( boolean recu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getRecu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setTypeName( String t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setCommentFile( String 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getVO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checkOptions( Commandline cm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CMklabel.get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getVersion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label.setReplace( boolean re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